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Tache 2.3 : prédiction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Nom equipe, noms des membres, nom TP, IRIT, titre proj, dates, log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an de la présent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1. NeoCampus, M1-M2, tache 2.3</text:p>
              </text:list-item>
              <text:list-item>
                <text:p>2. Gestion de projet</text:p>
                <text:list>
                  <text:list-item>
                    <text:p>- PM trucs : ce qu’il faut faire / qu’on a fait</text:p>
                  </text:list-item>
                  <text:list-item>
                    <text:p>- Problèmes &amp; solutions : on est nul mais on s’améliore</text:p>
                  </text:list-item>
                  <text:list-item>
                    <text:p>3 ou dans 1. Outils&amp;technos, architecture, Présentation des résultats</text:p>
                  </text:list-item>
                  <text:list-item>
                    <text:p>4. Conclusion, perspective, bilan humain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cap des parties de la diapo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7T14:45:12.739307059</meta:creation-date>
    <meta:editing-duration>PT11M19S</meta:editing-duration>
    <meta:editing-cycles>2</meta:editing-cycles>
    <meta:generator>LibreOffice/6.1.5.2$Linux_X86_64 LibreOffice_project/10$Build-2</meta:generator>
    <dc:title>Alizarin</dc:title>
    <dc:date>2019-03-27T15:16:52.247075204</dc:date>
    <meta:document-statistic meta:object-count="53"/>
  </office:meta>
</office:document-meta>
</file>